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119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75mm"/>
    </style:style>
    <style:style style:name="co5" style:family="table-column">
      <style:table-column-properties fo:break-before="auto" style:column-width="86.25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100.07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144.3mm"/>
    </style:style>
    <style:style style:name="co10" style:family="table-column">
      <style:table-column-properties fo:break-before="auto" style:column-width="116.93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7.08mm"/>
    </style:style>
    <style:style style:name="co13" style:family="table-column">
      <style:table-column-properties fo:break-before="auto" style:column-width="115.01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64.68mm"/>
    </style:style>
    <style:style style:name="co16" style:family="table-column">
      <style:table-column-properties fo:break-before="auto" style:column-width="115.34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An1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- S.186, R4: Verlust einer Lösung (+/-)?,</text:p>
            <text:p>- Wenn &lt;=&gt; immer „sonst sonderfall“ etc. aufschreiben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inearisierung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, Quantoren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TODO: Umwandlung von Normalformen ineinander?; PRF 2014Sept. Aufg 5a) bindungsstärke =&gt; LNR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Wie wird das Summenzeichen auf Seite 32 „T1: Direkter Beweis“ weggelassen?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Muss die ganze Rechnung aufgeschrieben werden, wenn die Lösung offensichtlich ist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Chinesischer Restsatz</text:p>
          </table:table-cell>
          <table:table-cell office:value-type="string" calcext:value-type="string">
            <text:p>✓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Vektoren: Normalenformen</text:p>
          </table:table-cell>
          <table:table-cell office:value-type="string" calcext:value-type="string">
            <text:p>✓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, Abbildungsmatri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Matrizen: Hessische Normalform</text:p>
          </table:table-cell>
          <table:table-cell office:value-type="string" calcext:value-type="string">
            <text:p>✓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Lineare Abbildung, Linearkombination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S. 53: wie kommt man auf den Faktor 1/7?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igenvektoren</text:p>
          </table:table-cell>
          <table:table-cell table:style-name="ce4"/>
          <table:table-cell/>
          <table:table-cell table:style-name="ce3" office:value-type="string" calcext:value-type="string">
            <text:p>Muss das gelernt werden?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</table:table>
      <table:table table:name="Dbs1" table:style-name="ta1"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Zusamm.fass.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 1xA4 Doppelseitig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PRF2011, S.14 Frage 4?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önnen immer Prepared Statements statt normale benutzt werden?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unterschied wait/die und wound/die http://lwibs01.gm.fh-koeln.de/wikis/wiki_db/index.php?n=Datenbanken.DEADLOCK ?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Wann mit VARCHAR und wann STRING etc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rite-Ahead-Lo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CN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Path Costs / Different speed?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OO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Kann PRF mit Bleistift geschrieben werden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Wie weit kann von Korrekten Angaben (<text:span text:style-name="T1">ausgehen</text:span> magisches quadrat == immer quadratisches int[][]?) bzw. müssen diese gehandelt werden?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Styl: Warum nicht this.var, würde kontext explizieren?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Solle bei hashCodes mehrmals die 31 genommen werden oder besser andere primes?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Bsys1 (TODO)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MARK F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Taschenrechn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DO: Booklet Übersicht Systemaufrufe Drucken &amp; Annotieren (Files!)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, <text:span text:style-name="T2">argv[]</text:span>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, <text:span text:style-name="T2">sizes</text:span>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: unix write, read, error handling, FD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: exec..., fork, wait, P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: Signals, Named &amp; Unnamed Pipes, Monito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: Opake Datentypen, #define-Flag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C: Operationen, OP-Präferenzentabe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: printf / forma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C: includes stdio.h, stdlib.h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: Functions, Erlaubte Namensschemata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on Neumann, Harvar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cessor Levels: Privilege Level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Little Endian / Big Endian / Alignment (E04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Probeprf. Aufg. 1c): In welche Richtung wächst der Stack? -&gt; nur speicherauszug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DDD-Screen / DDD-Breakpoint analysi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Frame Pointer / Parameter-Stack, Stack-frame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CPU-Scheduling (E10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Probeprf. HS13, A7 Process C; wieso nicht bei 30 ms? inkl. / exkl. zeit bis warten?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Semaphore Theory / Process Syncing (+Graph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Deadlocks Theory / Betriebsmittelgraph, Betriebsmitelfahrpla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.00.0000</text:date>, <text:time style:data-style-name="N2" text:time-value="09:03:10.113427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6-01-08T14:56:06.377842103</dc:date>
    <dc:creator>Fabian Hauser</dc:creator>
    <meta:editing-duration>P4DT7H18M9S</meta:editing-duration>
    <meta:editing-cycles>335</meta:editing-cycles>
    <meta:generator>LibreOffice/5.0.4.2$Linux_X86_64 LibreOffice_project/00$Build-2</meta:generator>
    <meta:document-statistic meta:table-count="6" meta:cell-count="541" meta:object-count="0"/>
  </office:meta>
</office:document-meta>
</file>